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34.39pt"/>
    </style:style>
    <style:style style:name="co2" style:family="table-column">
      <style:table-column-properties fo:break-before="auto" style:column-width="144pt"/>
    </style:style>
    <style:style style:name="co3" style:family="table-column">
      <style:table-column-properties fo:break-before="auto" style:column-width="24.15pt"/>
    </style:style>
    <style:style style:name="co4" style:family="table-column">
      <style:table-column-properties fo:break-before="auto" style:column-width="65.06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37.3pt"/>
    </style:style>
    <style:style style:name="co7" style:family="table-column">
      <style:table-column-properties fo:break-before="auto" style:column-width="34.9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12.saltmi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Authors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Volume_Name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Issues in Designing a Spoken Corpus of Irish</text:p>
          </table:table-cell>
          <table:table-cell office:value-type="string" calcext:value-type="string">
            <text:p>Elaine Uí Dhonnchadha and Alessio Frenda and Brian Vaughan</text:p>
          </table:table-cell>
          <table:table-cell office:value-type="string" calcext:value-type="string">
            <text:p>paper-1-Dhonnchadha.pd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arning Morphological Rules for Amharic Verbs Using Inductive Logic Programming</text:p>
          </table:table-cell>
          <table:table-cell office:value-type="string" calcext:value-type="string">
            <text:p>Wondwossen Mulugeta and Michael Gasser</text:p>
          </table:table-cell>
          <table:table-cell office:value-type="string" calcext:value-type="string">
            <text:p>paper-2-Mulugeta.pdf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he Database of Modern Icelandic Inflection</text:p>
          </table:table-cell>
          <table:table-cell office:value-type="string" calcext:value-type="string">
            <text:p>Kristín Bjarnadottir</text:p>
          </table:table-cell>
          <table:table-cell office:value-type="string" calcext:value-type="string">
            <text:p>paper-3-Bjarnadottir.pdf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Natural Language Processing for Amazigh Language: Challenges and Future Directions</text:p>
          </table:table-cell>
          <table:table-cell office:value-type="string" calcext:value-type="string">
            <text:p>Fadoua Ataa Allah and Siham Boulaknadel</text:p>
          </table:table-cell>
          <table:table-cell office:value-type="string" calcext:value-type="string">
            <text:p>paper-4-Allah.pdf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Compiling Apertium morphological dictionaries with HFST and using them in HFST applications</text:p>
          </table:table-cell>
          <table:table-cell office:value-type="string" calcext:value-type="string">
            <text:p>Tommi A. Pirinen and Francis M. Tyers</text:p>
          </table:table-cell>
          <table:table-cell office:value-type="string" calcext:value-type="string">
            <text:p>paper-5-Pirinen.pdf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utomatic structuring and correction suggestion system for Hungarian clinical records</text:p>
          </table:table-cell>
          <table:table-cell office:value-type="string" calcext:value-type="string">
            <text:p>Borbála Siklósi and György Orosz and Attila Novák and Gábor Prószéky</text:p>
          </table:table-cell>
          <table:table-cell office:value-type="string" calcext:value-type="string">
            <text:p>paper-6-Siklósi.pdf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Constraint Grammar based Correction of Grammatical Errors for North Sámi</text:p>
          </table:table-cell>
          <table:table-cell office:value-type="string" calcext:value-type="string">
            <text:p>Linda Wiechetek</text:p>
          </table:table-cell>
          <table:table-cell office:value-type="string" calcext:value-type="string">
            <text:p>paper-7-Wiechetek.pdf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Toward a Rule-Based System for English-Amharic Translation</text:p>
          </table:table-cell>
          <table:table-cell office:value-type="string" calcext:value-type="string">
            <text:p>Michael Gasser</text:p>
          </table:table-cell>
          <table:table-cell office:value-type="string" calcext:value-type="string">
            <text:p>paper-8-Gasser.pdf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Technological Tools for Dictionary and Corpora Building for Minority Languages: Example of the French-based Creoles</text:p>
          </table:table-cell>
          <table:table-cell office:value-type="string" calcext:value-type="string">
            <text:p>Paola Carrion Gonzalez and Emmanuel Cartier</text:p>
          </table:table-cell>
          <table:table-cell office:value-type="string" calcext:value-type="string">
            <text:p>paper-9-Gonzalez.pdf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Describing Morphologically-rich Languages using Metagrammars: a Look at Verbs in Ikota</text:p>
          </table:table-cell>
          <table:table-cell office:value-type="string" calcext:value-type="string">
            <text:p>Denys Duchier and Brunelle Magnana Ekoukou and Yannick Parmentier and Simon Petitjean and Emannuel Schang</text:p>
          </table:table-cell>
          <table:table-cell office:value-type="string" calcext:value-type="string">
            <text:p>paper-10-Duchier.pdf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A Corpus of Santome</text:p>
          </table:table-cell>
          <table:table-cell office:value-type="string" calcext:value-type="string">
            <text:p>Tjerk Hagemeijer and Iris Hendrickx and Abigail Tiny and Haldane Amaro</text:p>
          </table:table-cell>
          <table:table-cell office:value-type="string" calcext:value-type="string">
            <text:p>paper-11-Hagemeijer.pdf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The Tagged Icelandic Corpus (MM)</text:p>
          </table:table-cell>
          <table:table-cell office:value-type="string" calcext:value-type="string">
            <text:p>Sigrún Helgadóttir and Á sta Svavarsdóttir and Eiríkur Rögnvaldsson and Kristín Bjarnadóttir and Hrafn Loftsson</text:p>
          </table:table-cell>
          <table:table-cell office:value-type="string" calcext:value-type="string">
            <text:p>paper-12-Helgadóttir.pdf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Semi-automated extraction of morphological grammars for Nguni with special reference to Southern Ndebele</text:p>
          </table:table-cell>
          <table:table-cell office:value-type="string" calcext:value-type="string">
            <text:p>Laurette Pretorius and Sonja Bosch</text:p>
          </table:table-cell>
          <table:table-cell office:value-type="string" calcext:value-type="string">
            <text:p>paper-13-Pretorius.pdf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Tagging and Verifying an Amharic News Corpus</text:p>
          </table:table-cell>
          <table:table-cell office:value-type="string" calcext:value-type="string">
            <text:p>Björn Gambäck</text:p>
          </table:table-cell>
          <table:table-cell office:value-type="string" calcext:value-type="string">
            <text:p>paper-14-Gambäck.pdf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Resource-Light Bantu Part-of-Speech Tagging</text:p>
          </table:table-cell>
          <table:table-cell office:value-type="string" calcext:value-type="string">
            <text:p>Guy De Pauw and Gilles-Maurice de Schryver and Janneke van de Loo</text:p>
          </table:table-cell>
          <table:table-cell office:value-type="string" calcext:value-type="string">
            <text:p>paper-15-De Pauw.pdf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POS Annotated 50M Corpus of Tajik Language</text:p>
          </table:table-cell>
          <table:table-cell office:value-type="string" calcext:value-type="string">
            <text:p>Gulshan Dovudov and Vít Suchomel and Pavel Šmerk</text:p>
          </table:table-cell>
          <table:table-cell office:value-type="string" calcext:value-type="string">
            <text:p>paper-16-Dovudov.pdf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3T11:05:03.947621669</dc:date>
    <meta:editing-duration>PT4M45S</meta:editing-duration>
    <meta:editing-cycles>1</meta:editing-cycles>
    <meta:document-statistic meta:table-count="1" meta:cell-count="71" meta:object-count="0"/>
    <meta:generator>LibreOffice/6.0.7.3$Linux_X86_64 LibreOffice_project/00m0$Build-3</meta:generator>
  </office:meta>
</office:document-meta>
</file>